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8b8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8b8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8b8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8b8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8b8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8b8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8b8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8b8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8b8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8b8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8b8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8b8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8b8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8b8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8b8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8b8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8b8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Paulina Christelle Dunn Zapat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6/11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2565883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Kysbel José Dunn Aguil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25038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0.23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9" meta:non-whitespace-character-count="1001"/>
    <meta:template xlink:type="simple" xlink:actuate="onRequest" xlink:title="Normal" xlink:href=""/>
  </office:meta>
</office:document-meta>
</file>